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2"/>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The concept of modelling is widely extended. It comes from the natural observation of the world and the curiosity or need to reproduce it.</text:p>
      <text:p text:style-name="Standard"/>
      <text:p text:style-name="Standard">Compt Modelling + Complx Syst Simul </text:p>
      <text:p text:style-name="Standard"><text:tab/>→ advances : geology, life sciences, <text:s/>bioinformatics, geoinformatics, health informatics, etc.</text:p>
      <text:p text:style-name="Standard"><text:tab/>→ Social Sciences : growing</text:p>
      <text:p text:style-name="Standard"><text:tab/><text:tab/>initial problems : qualitative/discursive sciences with some quantitative and <text:tab/><text:tab/><text:tab/><text:tab/><text:tab/><text:tab/>statistical_support : number, statistics: mean, stddev, distrib shape,... no</text:p>
      <text:p text:style-name="Standard"><text:tab/><text:tab/><text:tab/><text:tab/>more.</text:p>
      <text:p text:style-name="Standard"><text:tab/><text:tab/>Models from Math,CompScience: formal languages, math models, …</text:p>
      <text:p text:style-name="Standard"><text:tab/><text:tab/>Perception of difficult modeling from SocSc point of view. ABMs+Complex systems </text:p>
      <text:p text:style-name="Standard"><text:tab/><text:tab/>experience, AI expirience ve a salvar-los</text:p>
      <text:p text:style-name="Standard">For this reason, agent-based simulation allows the implementation of experiments and studies that would not be viable otherwise \cite{Pavon2008}.</text:p>
      <text:p text:style-name="Standard"/>
      <text:p text:style-name="Standard">\section{Why model}</text:p>
      <text:p text:style-name="Standard"/>
      <text:p text:style-name="Standard">Modelling will be our framework for communication between archeologists' and sociologists' knowledge and their conceptualizations with our formal representations from computer science practices ( simulation, algorithms, AI ).</text:p>
      <text:p text:style-name="Standard"/>
      <text:p text:style-name="Standard">%què és modelar?</text:p>
      <text:p text:style-name="Standard"><text:bookmark-start text:name="__DdeLink__89_655777249"/>Identify separable entities, processes, relationships (rellevant information to the question to solve).</text:p>
      <text:p text:style-name="Standard"><text:bookmark-end text:name="__DdeLink__89_655777249"/><text:bookmark-start text:name="__DdeLink__91_655777249"/>Introspection exercise : domain of discourse → <text:s/>conceptualizations → formal representation</text:p>
      <text:p text:style-name="Standard"><text:bookmark-end text:name="__DdeLink__91_655777249"/>mainly : </text:p>
      <text:p text:style-name="Standard"><text:tab/>mathematical expressions : arithmetics, calculus, algebra, logic.</text:p>
      <text:p text:style-name="Standard"><text:tab/>Knowledge representation.</text:p>
      <text:p text:style-name="Standard"><text:tab/>→ conceptual modelling.</text:p>
      <text:p text:style-name="Standard"><text:tab/>Sound and Complete (if it is possible)</text:p>
      <text:p text:style-name="Standard"><text:tab/><text:tab/>→ right down all the details ( the relevants, anything left out will change the outcome )</text:p>
      <text:p text:style-name="Standard"><text:tab/><text:tab/>→ coherence,consistency of the parts</text:p>
      <text:p text:style-name="Standard"><text:tab/><text:tab/>→ unambiguity</text:p>
      <text:p text:style-name="Standard"/>
      <text:p text:style-name="Standard">Simplification</text:p>
      <text:list xml:id="list1219586470" text:style-name="L1">
        <text:list-item>
          <text:list>
            <text:list-item>
              <text:p text:style-name="P1">relevant</text:p>
              <text:list>
                <text:list-item>
                  <text:p text:style-name="P1">complete according to the phenomena that inspires the question</text:p>
                </text:list-item>
                <text:list-item>
                  <text:p text:style-name="P1">anything left out will change the outcome</text:p>
                </text:list-item>
                <text:list-item>
                  <text:p text:style-name="P1">not relevant added items will produce noise</text:p>
                </text:list-item>
              </text:list>
            </text:list-item>
            <text:list-item>
              <text:p text:style-name="P1">useful</text:p>
            </text:list-item>
            <text:list-item>
              <text:p text:style-name="P1">justifiable (scientifycally, statistically,... ?)</text:p>
            </text:list-item>
          </text:list>
        </text:list-item>
      </text:list>
      <text:p text:style-name="Standard"/>
      <text:p text:style-name="Standard">Indeed just thinking about something implies an unconscious projection of our mental frame hence producing a set of concepts and relationships that give birth to a model. The only is the it was not made explicit through some formal representation.</text:p>
      <text:p text:style-name="Standard">As Epstein \cite{Epstein2008} says \textit{“Anyone who ventures a projection, or imagines how a social dynamic—an epidemic, war, or migration—would unfold is running some model”}</text:p>
      <text:p text:style-name="Standard"/>
      <text:p text:style-name="Standard"><text:soft-page-break/>LifeCycle of Model development :</text:p>
      <text:p text:style-name="Standard"><text:tab/>afegir : <text:s/>monotonicity? anything added cannot generate incoherence, so, do not add the new part or delete the old one that produces so <text:s/>( and it could be considered update or revision ).</text:p>
      <text:p text:style-name="Standard"/>
      <text:p text:style-name="Standard">Pidd Boxes : no sé com posar-ho...</text:p>
      <text:p text:style-name="Standard"/>
      <text:p text:style-name="Standard">%el model com a eina de treball en grups multidisciplinars</text:p>
      <text:p text:style-name="Standard"/>
      <text:p text:style-name="Standard">SocSc : NatLang : {ambig, less structured } due to the systems.</text:p>
      <text:p text:style-name="Standard">Vocabulary interconnection</text:p>
      <text:p text:style-name="Standard">rigor is needed → formalization : process of translation to a formal,rigorous framework</text:p>
      <text:p text:style-name="Standard"><text:bookmark-start text:name="__DdeLink__217_393315648"/>Knowledge 1<text:bookmark-end text:name="__DdeLink__217_393315648"/>, Knowledge 2,Knowledge 3... <text:bookmark-start text:name="__DdeLink__219_393315648"/>Framework<text:bookmark-end text:name="__DdeLink__219_393315648"/> 1, <text:s/>Framework 2, <text:s/>Framework 3</text:p>
      <text:p text:style-name="Standard">Translate to a same metalanguage → there, under the same Framework we can find more easily</text:p>
      <text:p text:style-name="Standard">the connections to make it work together.</text:p>
      <text:p text:style-name="Standard"/>
      <text:p text:style-name="Standard"/>
      <text:p text:style-name="Standard">modelling will be a process that helps to find a consensus for expressing the concepts and properties,</text:p>
      <text:p text:style-name="Standard">helps to ellicite knowledge, arrange ambiguities.</text:p>
      <text:p text:style-name="Standard">When a interdiscpl team shares their capabilities to circle a problem communication issues will arise.</text:p>
      <text:p text:style-name="Standard">Modelling shall be an exercise of shared development that can approach positions.</text:p>
      <text:p text:style-name="Standard">Social Sciences is </text:p>
      <text:p text:style-name="Standard"/>
      <text:p text:style-name="Standard">%com cal modelar</text:p>
      <text:p text:style-name="Standard">correct simplification</text:p>
      <text:list xml:id="list618164389" text:style-name="L2">
        <text:list-item>
          <text:list>
            <text:list-item>
              <text:p text:style-name="P2">boundaries</text:p>
            </text:list-item>
            <text:list-item>
              <text:p text:style-name="P2">answer question</text:p>
            </text:list-item>
          </text:list>
        </text:list-item>
      </text:list>
      <text:p text:style-name="Standard"/>
      <text:p text:style-name="Standard">example</text:p>
      <text:p text:style-name="Standard"/>
      <text:p text:style-name="Standard">%simple vs complex</text:p>
      <text:p text:style-name="Standard"/>
      <text:p text:style-name="Standard">lot's of details :</text:p>
      <text:p text:style-name="Standard"><text:tab/>why them and not the others you left out?</text:p>
      <text:p text:style-name="Standard"><text:tab/>Justify, Validate, Verify each one</text:p>
      <text:p text:style-name="Standard"/>
      <text:p text:style-name="Standard">complexity:</text:p>
      <text:p text:style-name="Standard"><text:tab/>credibility(harder)</text:p>
      <text:p text:style-name="Standard"><text:tab/><text:tab/>verification</text:p>
      <text:p text:style-name="Standard"><text:tab/><text:tab/>validation</text:p>
      <text:p text:style-name="Standard"><text:tab/>justification(harder)</text:p>
      <text:p text:style-name="Standard"><text:tab/>analysis &amp; conclusions get harder to extract<text:tab/></text:p>
      <text:p text:style-name="Standard"><text:tab/>criticability</text:p>
      <text:p text:style-name="Standard"><text:tab/><text:tab/>objective/subjctive modelling decisions</text:p>
      <text:p text:style-name="Standard"><text:tab/><text:tab/>experts' point of view</text:p>
      <text:p text:style-name="Standard">As Robinson \cite{Robinson2008} states simple models have many advantages, such as they are faster, require less data, are more flexible and, more importantly, if we better understand them we can better interpret their results.</text:p>
      <text:p text:style-name="Standard">Davies \cite{Davies2003} states one should be carefull to simplify certain natural processes </text:p>
      <text:p text:style-name="Standard">since it presumes certain assumptions about how they work so one could miss some important facet to <text:soft-page-break/>explain it.</text:p>
      <text:p text:style-name="Standard">at this point how do we construct the model?</text:p>
      <text:p text:style-name="Standard"><text:tab/>Top-down?</text:p>
      <text:p text:style-name="Standard"><text:tab/>Bottom-up?</text:p>
      <text:p text:style-name="Standard"><text:tab/>Consider a set of subsystems</text:p>
      <text:p text:style-name="Standard"><text:tab/><text:tab/>explore them enable/disable pressence</text:p>
      <text:p text:style-name="Standard"><text:tab/><text:tab/>add increasing complexity subsystems : eg. Agent Policy</text:p>
      <text:p text:style-name="Standard"/>
      <text:p text:style-name="Standard">KISS Lemma</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GB"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6-25T11:53:43</meta:creation-date>
    <meta:generator>LibreOffice/3.4$Unix LibreOffice_project/340m1$Build-402</meta:generator>
    <dc:date>2012-07-06T00:12:39</dc:date>
    <meta:editing-duration>P1DT15H53M22S</meta:editing-duration>
    <meta:editing-cycles>66</meta:editing-cycles>
    <meta:document-statistic meta:table-count="0" meta:image-count="0" meta:object-count="0" meta:page-count="3" meta:paragraph-count="75" meta:word-count="626" meta:character-count="4287" meta:non-whitespace-character-count="3680"/>
  </office:meta>
</office:document-meta>
</file>